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8.15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69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35.86mm" svg:y="122.65mm">
            <draw:object draw:notify-on-update-of-ranges="Sheet1.C14:Sheet1.C19 Sheet1.D14:Sheet1.D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9.6 <text:s text:c="5"/>832 <text:s text:c="4"/>832 +/- 40 <text:s/>Error 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8"/>19.2 <text:s text:c="4"/>416 <text:s text:c="4"/>400 +16/-8 <text:s/>Error 16 Checke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8"/>38.4KHz <text:s/>calculate 208 In practice use 194 +10/-9 <text:s/>Error 14 Checke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8"/>57.6 <text:s text:c="4"/>139 <text:s text:c="4"/>115 +/- 7 <text:s/>Error 24 Checke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8"/>76.8KHz <text:s text:c="4"/>104 <text:s text:c="4"/>90 <text:s/>+4/-5 <text:s/>Error 14 Checke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8"/>115.2 <text:s text:c="4"/>69 <text:s text:c="4"/>56 +/- zero <text:s/>Error 13 Checked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table:formula="of:=10000/[.E14]" office:value-type="float" office:value="1.04166666666667" calcext:value-type="float">
            <text:p>1.04166666666667</text:p>
          </table:table-cell>
          <table:table-cell office:value-type="float" office:value="832" calcext:value-type="float">
            <text:p>832</text:p>
          </table:table-cell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0000/[.E15]" office:value-type="float" office:value="0.520833333333333" calcext:value-type="float">
            <text:p>0.520833333333333</text:p>
          </table:table-cell>
          <table:table-cell office:value-type="float" office:value="400" calcext:value-type="float">
            <text:p>400</text:p>
          </table:table-cell>
          <table:table-cell office:value-type="float" office:value="19200" calcext:value-type="float">
            <text:p>192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0000/[.E16]" office:value-type="float" office:value="0.260416666666667" calcext:value-type="float">
            <text:p>0.260416666666667</text:p>
          </table:table-cell>
          <table:table-cell office:value-type="float" office:value="194" calcext:value-type="float">
            <text:p>194</text:p>
          </table:table-cell>
          <table:table-cell office:value-type="float" office:value="38400" calcext:value-type="float">
            <text:p>384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0000/[.E17]" office:value-type="float" office:value="0.173611111111111" calcext:value-type="float">
            <text:p>0.173611111111111</text:p>
          </table:table-cell>
          <table:table-cell office:value-type="float" office:value="115" calcext:value-type="float">
            <text:p>115</text:p>
          </table:table-cell>
          <table:table-cell office:value-type="float" office:value="57600" calcext:value-type="float">
            <text:p>576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0000/[.E18]" office:value-type="float" office:value="0.130208333333333" calcext:value-type="float">
            <text:p>0.130208333333333</text:p>
          </table:table-cell>
          <table:table-cell office:value-type="float" office:value="90" calcext:value-type="float">
            <text:p>90</text:p>
          </table:table-cell>
          <table:table-cell office:value-type="float" office:value="76800" calcext:value-type="float">
            <text:p>768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0000/[.E19]" office:value-type="float" office:value="0.0868055555555556" calcext:value-type="float">
            <text:p>0.086805555555556</text:p>
          </table:table-cell>
          <table:table-cell office:value-type="float" office:value="56" calcext:value-type="float">
            <text:p>56</text:p>
          </table:table-cell>
          <table:table-cell office:value-type="float" office:value="115200" calcext:value-type="float">
            <text:p>1152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0T20:28:57.989000000</meta:creation-date>
    <dc:date>2020-09-20T21:52:48.321000000</dc:date>
    <meta:editing-duration>PT1H13M40S</meta:editing-duration>
    <meta:editing-cycles>1</meta:editing-cycles>
    <meta:document-statistic meta:table-count="1" meta:cell-count="24" meta:object-count="1"/>
    <meta:generator>LibreOffice/6.2.8.2$Windows_X86_64 LibreOffice_project/f82ddfca21ebc1e222a662a32b25c0c9d20169e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C14:Sheet1.D19" svg:x="0.32cm" svg:y="0.18cm" svg:width="12.508cm" svg:height="8.64cm">
          <chartooo:coordinate-region svg:x="1.127cm" svg:y="0.379cm" svg:width="11.4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4:Sheet1.D19" chart:class="chart:scatter">
            <chart:domain table:cell-range-address="Sheet1.C14:Sheet1.C1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4166666666667">
                <text:p>1.04166666666667</text:p>
                <draw:g>
                  <svg:desc>Sheet1.C14:Sheet1.C19</svg:desc>
                </draw:g>
              </table:table-cell>
              <table:table-cell office:value-type="float" office:value="832">
                <text:p>832</text:p>
                <draw:g>
                  <svg:desc>Sheet1.D14:Sheet1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0416666666667">
                <text:p>0.26041666666666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0208333333333">
                <text:p>0.1302083333333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8055555555556">
                <text:p>0.0868055555555556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